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officeooo:rsid="00116e34" officeooo:paragraph-rsid="00116e34"/>
    </style:style>
    <style:style style:name="P2" style:family="paragraph" style:parent-style-name="Preformatted_20_Text">
      <style:paragraph-properties fo:text-align="start" style:justify-single-word="false"/>
      <style:text-properties officeooo:rsid="00116e34" officeooo:paragraph-rsid="00116e34"/>
    </style:style>
    <style:style style:name="P3" style:family="paragraph" style:parent-style-name="Preformatted_20_Text">
      <style:paragraph-properties fo:text-align="center" style:justify-single-word="false"/>
      <style:text-properties fo:font-size="14pt" fo:font-weight="bold" officeooo:rsid="00116e34" officeooo:paragraph-rsid="00116e34" style:font-size-asian="14pt" style:font-weight-asian="bold" style:font-size-complex="14pt" style:font-weight-complex="bold"/>
    </style:style>
    <style:style style:name="P4" style:family="paragraph" style:parent-style-name="Preformatted_20_Text">
      <style:paragraph-properties fo:text-align="start" style:justify-single-word="false"/>
      <style:text-properties style:text-underline-style="none" fo:font-weight="normal" officeooo:rsid="00116e34" officeooo:paragraph-rsid="00116e34" style:font-weight-asian="normal" style:font-weight-complex="normal"/>
    </style:style>
    <style:style style:name="P5" style:family="paragraph" style:parent-style-name="Preformatted_20_Text" style:list-style-name="L1">
      <style:paragraph-properties fo:text-align="start" style:justify-single-word="false"/>
      <style:text-properties style:text-underline-style="none" fo:font-weight="normal" officeooo:rsid="00116e34" officeooo:paragraph-rsid="00116e34" style:font-weight-asian="normal" style:font-weight-complex="normal"/>
    </style:style>
    <style:style style:name="P6" style:family="paragraph" style:parent-style-name="Preformatted_20_Text" style:list-style-name="L2">
      <style:paragraph-properties fo:text-align="start" style:justify-single-word="false"/>
      <style:text-properties style:text-underline-style="none" fo:font-weight="normal" officeooo:rsid="001424fa" officeooo:paragraph-rsid="001424fa" style:font-weight-asian="normal" style:font-weight-complex="normal"/>
    </style:style>
    <style:style style:name="P7" style:family="paragraph" style:parent-style-name="Preformatted_20_Text" style:list-style-name="L2">
      <style:paragraph-properties fo:text-align="start" style:justify-single-word="false"/>
      <style:text-properties style:text-underline-style="none" fo:font-weight="normal" officeooo:rsid="0014f43a" officeooo:paragraph-rsid="0014f43a" style:font-weight-asian="normal" style:font-weight-complex="normal"/>
    </style:style>
    <style:style style:name="P8" style:family="paragraph" style:parent-style-name="Preformatted_20_Text">
      <style:paragraph-properties fo:text-align="start" style:justify-single-word="false"/>
      <style:text-properties style:text-underline-style="solid" style:text-underline-width="auto" style:text-underline-color="font-color" fo:font-weight="bold" officeooo:rsid="001424fa" officeooo:paragraph-rsid="001424fa" style:font-weight-asian="bold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hesis – Sensor fusion for underwater localization</text:p>
      <text:p text:style-name="P3">---Shift this to overleaf tomorrow itself</text:p>
      <text:p text:style-name="P3">--- Writing gives you clarity and structure</text:p>
      <text:p text:style-name="P3"/>
      <text:p text:style-name="P1"/>
      <text:p text:style-name="P2"><text:s/><text:span text:style-name="T1">08.11.2020</text:span></text:p>
      <text:list xml:id="list3298203639" text:style-name="L1">
        <text:list-item>
          <text:p text:style-name="P5">Current State</text:p>
          <text:list>
            <text:list-item>
              <text:p text:style-name="P5">Really less scientific knowledge on the topic</text:p>
            </text:list-item>
            <text:list-item>
              <text:p text:style-name="P5">Can do well practically as it is not really that hard</text:p>
            </text:list-item>
            <text:list-item>
              <text:p text:style-name="P5">Think about how to document before even starting to act</text:p>
            </text:list-item>
            <text:list-item>
              <text:p text:style-name="P5">Documentation is extremely important as it is the best way to look backwards</text:p>
            </text:list-item>
            <text:list-item>
              <text:p text:style-name="P5">Being ideological and practical is not sufficient. Ability to cover the topic in full depth and with full documentation is also needed.</text:p>
            </text:list-item>
          </text:list>
        </text:list-item>
      </text:list>
      <text:p text:style-name="P4"/>
      <text:list xml:id="list235431156057231" text:continue-numbering="true" text:style-name="L1">
        <text:list-item>
          <text:p text:style-name="P5">What do I have to know with at most importance?</text:p>
          <text:list>
            <text:list-item>
              <text:p text:style-name="P5">Effective way to use sensors for underwater sensor fusion</text:p>
              <text:list>
                <text:list-item>
                  <text:p text:style-name="P5">DVL</text:p>
                </text:list-item>
                <text:list-item>
                  <text:p text:style-name="P5">IMU</text:p>
                </text:list-item>
                <text:list-item>
                  <text:p text:style-name="P5">Pressure Sensor</text:p>
                </text:list-item>
                <text:list-item>
                  <text:p text:style-name="P5"/>
                </text:list-item>
              </text:list>
            </text:list-item>
            <text:list-item>
              <text:p text:style-name="P5">How to calibrate (Messtechnik revision)</text:p>
              <text:list>
                <text:list-item>
                  <text:p text:style-name="P5">My knowledge from testo</text:p>
                </text:list-item>
                <text:list-item>
                  <text:p text:style-name="P5">My knowledge from Prüftechnik</text:p>
                </text:list-item>
              </text:list>
            </text:list-item>
            <text:list-item>
              <text:p text:style-name="P5">How to do Sensor fusion for underwater</text:p>
              <text:list>
                <text:list-item>
                  <text:p text:style-name="P5">Methodologies</text:p>
                </text:list-item>
                <text:list-item>
                  <text:p text:style-name="P5">Things to take care</text:p>
                  <text:p text:style-name="P5"/>
                </text:list-item>
              </text:list>
            </text:list-item>
          </text:list>
        </text:list-item>
      </text:list>
      <text:p text:style-name="P8">09.11.2020</text:p>
      <text:list xml:id="list1825454126" text:style-name="L2">
        <text:list-item>
          <text:p text:style-name="P6">Today</text:p>
          <text:list>
            <text:list-item>
              <text:p text:style-name="P6">I was a lot distracted. A loooooot</text:p>
            </text:list-item>
            <text:list-item>
              <text:p text:style-name="P6">Biggest source: </text:p>
              <text:list>
                <text:list-item>
                  <text:p text:style-name="P6">1. Youtube (It’s dump to use it anymore). Leave this completely</text:p>
                </text:list-item>
                <text:list-item>
                  <text:p text:style-name="P6">I mean completely</text:p>
                </text:list-item>
                <text:list-item>
                  <text:p text:style-name="P7">Forget about Hydroponics and the other thing completely during the day time – Only important in the night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1-10T23:54:29.722382687</dc:date>
    <meta:editing-duration>PT4H18M30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30" meta:word-count="201" meta:character-count="1083" meta:non-whitespace-character-count="932"/>
  </office:meta>
</office:document-meta>
</file>